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6cm" fo:margin-left="-0.206cm" fo:margin-top="0cm" fo:margin-bottom="0cm" table:align="left" style:writing-mode="lr-tb"/>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fo:keep-together="auto"/>
    </style:style>
    <style:style style:name="Table1.A1" style:family="table-cell">
      <style:table-cell-properties fo:padding="0.176cm" fo:border="1pt solid #000001" style:writing-mode="lr-tb"/>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style>
    <style:style style:name="P3" style:family="paragraph" style:parent-style-name="Standard">
      <style:paragraph-properties fo:margin-top="0cm" fo:margin-bottom="0cm" loext:contextual-spacing="false"/>
    </style:style>
    <style:style style:name="P4" style:family="paragraph" style:parent-style-name="Standard">
      <style:paragraph-properties fo:margin-top="0cm" fo:margin-bottom="0cm" loext:contextual-spacing="false"/>
      <style:text-properties officeooo:paragraph-rsid="0005cd62"/>
    </style:style>
    <style:style style:name="P5" style:family="paragraph" style:parent-style-name="Standard">
      <style:paragraph-properties fo:margin-left="1.27cm" fo:margin-right="0cm" fo:margin-top="0cm" fo:margin-bottom="0cm" loext:contextual-spacing="true" fo:text-indent="-0.635cm" style:auto-text-indent="false"/>
    </style:style>
    <style:style style:name="P6" style:family="paragraph" style:parent-style-name="Standard" style:list-style-name="WWNum1">
      <style:paragraph-properties fo:margin-left="1.27cm" fo:margin-right="0cm" fo:margin-top="0cm" fo:margin-bottom="0cm" loext:contextual-spacing="true" fo:text-indent="-0.635cm" style:auto-text-indent="false"/>
    </style:style>
    <style:style style:name="P7" style:family="paragraph" style:parent-style-name="Standard">
      <style:paragraph-properties fo:margin-left="1.27cm" fo:margin-right="0cm" fo:margin-top="0cm" fo:margin-bottom="0cm" loext:contextual-spacing="true" fo:text-indent="-0.635cm" style:auto-text-indent="false"/>
      <style:text-properties officeooo:rsid="0004ba75" officeooo:paragraph-rsid="0004ba75"/>
    </style:style>
    <style:style style:name="P8" style:family="paragraph" style:parent-style-name="Standard">
      <style:paragraph-properties fo:margin-left="1.27cm" fo:margin-right="0cm" fo:margin-top="0cm" fo:margin-bottom="0cm" loext:contextual-spacing="true" fo:text-indent="-0.635cm" style:auto-text-indent="false"/>
      <style:text-properties officeooo:rsid="00050e62" officeooo:paragraph-rsid="00050e62"/>
    </style:style>
    <style:style style:name="P9" style:family="paragraph" style:parent-style-name="Heading_20_1" style:master-page-name="Standard">
      <style:paragraph-properties fo:margin-top="0.706cm" fo:margin-bottom="0.212cm" loext:contextual-spacing="false" style:page-number="1"/>
    </style:style>
    <style:style style:name="P10" style:family="paragraph" style:parent-style-name="Subtitle">
      <style:paragraph-properties fo:margin-top="0cm" fo:margin-bottom="0.564cm" loext:contextual-spacing="false"/>
      <style:text-properties fo:color="#0000ff"/>
    </style:style>
    <style:style style:name="P11" style:family="paragraph">
      <loext:graphic-properties draw:fill="solid" draw:fill-color="#a0a0a0"/>
      <style:paragraph-properties fo:text-align="center"/>
    </style:style>
    <style:style style:name="T1" style:family="text">
      <style:text-properties fo:color="#990000"/>
    </style:style>
    <style:style style:name="T2" style:family="text">
      <style:text-properties officeooo:rsid="000359d4"/>
    </style:style>
    <style:style style:name="T3" style:family="text">
      <style:text-properties officeooo:rsid="0005cd62"/>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_xydxifwr652i"/><text:span text:style-name="T1">Ejercicio 04 -Ley de Amdhal y Medidas.</text:span><text:span text:style-name="T1"><draw:rect text:anchor-type="as-char" svg:y="0cm" draw:z-index="0" draw:style-name="gr1" draw:text-style-name="P11" svg:width="0.003cm" svg:height="0.054cm"><text:p/></draw:rect></text:span></text:p>
      <text:p text:style-name="P10"><text:bookmark text:name="_ksie0ds2c6cc"/>De manera INDIVIDUAL, lee y contesta: <text:line-break/>(Puedes basarte en las notas anexas a esta tarea)</text:p>
      <text:list xml:id="list6232043375867906051" text:style-name="WWNum1">
        <text:list-item>
          <text:p text:style-name="P6">Relaciona las columnas.</text:p>
        </text:list-item>
      </text:list>
      <text:p text:style-name="P1"/>
      <table:table table:name="Table1" table:style-name="Table1">
        <table:table-column table:style-name="Table1.A"/>
        <table:table-column table:style-name="Table1.B"/>
        <table:table-row table:style-name="Table1.1">
          <table:table-cell table:style-name="Table1.A1" office:value-type="string">
            <text:p text:style-name="P2">1 Es útil cuando la cantidad que se desea evaluar es directamente proporcional a la métrica usada. <text:span text:style-name="T2">a)</text:span></text:p>
          </table:table-cell>
          <table:table-cell table:style-name="Table1.A1" office:value-type="string">
            <text:p text:style-name="P2">a) Media armónica</text:p>
          </table:table-cell>
        </table:table-row>
        <table:table-row table:style-name="Table1.1">
          <table:table-cell table:style-name="Table1.A1" office:value-type="string">
            <text:p text:style-name="P2">2. Es útil cuando la cantidad a evaluar es inversamente proporcional a la métrica usada. <text:span text:style-name="T2">c)</text:span></text:p>
          </table:table-cell>
          <table:table-cell table:style-name="Table1.A1" office:value-type="string">
            <text:p text:style-name="P2">b) Media geométrica</text:p>
          </table:table-cell>
        </table:table-row>
        <table:table-row table:style-name="Table1.1">
          <table:table-cell table:style-name="Table1.A1" office:value-type="string">
            <text:p text:style-name="P2">3. Es útil cuando se desea sintetizar una muestra de tasas o razones sin unidades <text:span text:style-name="T2">b)</text:span></text:p>
          </table:table-cell>
          <table:table-cell table:style-name="Table1.A1" office:value-type="string">
            <text:p text:style-name="P2">c) Media aritmética</text:p>
          </table:table-cell>
        </table:table-row>
      </table:table>
      <text:p text:style-name="P1"/>
      <text:p text:style-name="P1"/>
      <text:list xml:id="list191434795966436" text:continue-numbering="true" text:style-name="WWNum1">
        <text:list-item>
          <text:p text:style-name="P6">Investiga y escribe la ley de Amdhal.</text:p>
        </text:list-item>
      </text:list>
      <text:p text:style-name="P5"/>
      <text:p text:style-name="P7"><text:tab/>A = 1/ ((1-Fm) + (Fm/Am))</text:p>
      <text:p text:style-name="P1"/>
      <text:list xml:id="list191434628275094" text:continue-numbering="true" text:style-name="WWNum1">
        <text:list-item>
          <text:p text:style-name="P6">Describe cada una de las variables y describe brevemente la razón aritmética de la ley.</text:p>
        </text:list-item>
      </text:list>
      <text:p text:style-name="P5"/>
      <text:p text:style-name="P7"><text:tab/>A es la ganancia real que se obtiene en el tiempo total con la mejora.</text:p>
      <text:p text:style-name="P8"><text:tab/>Fm es el tiempo en el que tarda en el pedazo con el que se usa la mejora. </text:p>
      <text:p text:style-name="P8"><text:tab/>Am es el numero de veces que supera el tiempo con la mejora al tiempo original.</text:p>
      <text:p text:style-name="P8"/>
      <text:p text:style-name="P8"><text:tab/>Se divide Fm/Am pues<text:span text:style-name="T3">to que eso es la relación de verdad respecto al tiempo total del programa.</text:span></text:p>
      <text:p text:style-name="P1"/>
      <text:list xml:id="list191433331136442" text:continue-numbering="true" text:style-name="WWNum1">
        <text:list-item>
          <text:p text:style-name="P6">Supongamos que actualmente poseemos la versión 1.0 de un procesador para una consola de juego. En esta versión sólo se posee una unidad de cálculo vectorial. Este tipo de instrucciones con<text:span text:style-name="T3">s</text:span>tituyen el 67% del total de instrucciones que se ejecutan. El equipo de diseño ha planteado la posibilidad de incorporar otras dos unidades de cálculo vectorial y te han encomendado que evalúes el impacto de esto en el desempeño. Hazlo.</text:p>
        </text:list-item>
      </text:list>
      <text:p text:style-name="P1"/>
      <text:p text:style-name="P1"><text:tab/><text:span text:style-name="T3">Fm = 0.67</text:span></text:p>
      <text:p text:style-name="P1"><text:tab/><text:span text:style-name="T3">Am = 2</text:span></text:p>
      <text:p text:style-name="P4"><text:tab/><text:span text:style-name="T3">Por la ley de Amdahl tenemos que la ganancia total es: 1/ ((1-0.67) + (0.67/2)) = 1.5 </text:span></text:p>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page-layout style:name="Mpm1">
      <style:page-layout-properties fo:page-width="21.001cm" fo:page-height="29.7cm" style:num-format="1" style:print-orientation="portrait" fo:margin-top="0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54cm" fo:margin-left="0cm" fo:margin-right="0cm" fo:margin-bottom="2.439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0$Linux_X86_64 LibreOffice_project/10$Build-2</meta:generator>
    <dc:date>2017-02-16T19:14:29.927153217</dc:date>
    <meta:editing-duration>PT9M32S</meta:editing-duration>
    <meta:editing-cycles>1</meta:editing-cycles>
    <meta:document-statistic meta:table-count="1" meta:image-count="0" meta:object-count="0" meta:page-count="1" meta:paragraph-count="21" meta:word-count="275" meta:character-count="1489" meta:non-whitespace-character-count="1226"/>
  </office:meta>
</office:document-meta>
</file>